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0add5" officeooo:paragraph-rsid="0012cc73"/>
    </style:style>
    <style:style style:name="P2" style:family="paragraph" style:parent-style-name="Standard">
      <style:paragraph-properties fo:text-align="start" style:justify-single-word="false"/>
      <style:text-properties officeooo:rsid="0010add5" officeooo:paragraph-rsid="0018aff9"/>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4pt" fo:font-weight="bold" officeooo:rsid="0014525f" officeooo:paragraph-rsid="0014525f"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55a65" officeooo:paragraph-rsid="00155a6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8aff9" officeooo:paragraph-rsid="0018aff9"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rsid="0012cc73" officeooo:paragraph-rsid="0012cc73"/>
    </style:style>
    <style:style style:name="P8" style:family="paragraph" style:parent-style-name="Standard">
      <style:paragraph-properties fo:text-align="start" style:justify-single-word="false"/>
      <style:text-properties officeooo:paragraph-rsid="00155a65"/>
    </style:style>
    <style:style style:name="P9" style:family="paragraph" style:parent-style-name="Standard">
      <style:paragraph-properties fo:text-align="start" style:justify-single-word="false"/>
      <style:text-properties fo:font-size="12pt" fo:font-weight="normal" officeooo:rsid="0018aff9" officeooo:paragraph-rsid="0018aff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d42a" officeooo:paragraph-rsid="00155a6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18aff9" officeooo:paragraph-rsid="0018aff9"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3pt" fo:font-weight="bold" officeooo:rsid="00155a65" officeooo:paragraph-rsid="0018aff9"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normal" officeooo:rsid="0018aff9" officeooo:paragraph-rsid="002b7d6d"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fo:font-size="12pt" fo:font-weight="bold" officeooo:rsid="0018aff9" officeooo:paragraph-rsid="0018aff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fo:font-size="12pt" fo:font-weight="bold" officeooo:rsid="001cf84a" officeooo:paragraph-rsid="001cf84a"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fo:font-size="12pt" fo:font-weight="bold" officeooo:rsid="002365a4" officeooo:paragraph-rsid="002365a4" style:font-size-asian="10.5pt" style:font-weight-asian="bold" style:font-size-complex="12pt" style:font-weight-complex="bold"/>
    </style:style>
    <style:style style:name="P17" style:family="paragraph" style:parent-style-name="Standard">
      <style:paragraph-properties fo:text-align="start" style:justify-single-word="false"/>
      <style:text-properties fo:color="#000000" fo:font-size="12pt" fo:font-weight="bold" officeooo:rsid="002365a4" officeooo:paragraph-rsid="00277afe"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fo:font-size="12pt" fo:font-weight="bold" officeooo:rsid="00277afe" officeooo:paragraph-rsid="00277afe"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fo:font-size="12pt" fo:font-weight="bold" officeooo:rsid="002c7212" officeooo:paragraph-rsid="002c7212"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fo:font-size="12pt" fo:font-weight="normal" officeooo:rsid="0018aff9" officeooo:paragraph-rsid="0018aff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fo:font-weight="normal" officeooo:rsid="001cf84a" officeooo:paragraph-rsid="001cf84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fo:font-size="12pt" fo:font-weight="normal" officeooo:rsid="001ffad9" officeooo:paragraph-rsid="001ffad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fo:font-size="12pt" fo:font-weight="normal" officeooo:rsid="002365a4" officeooo:paragraph-rsid="0023aa5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fo:font-size="12pt" fo:font-weight="normal" officeooo:rsid="002365a4" officeooo:paragraph-rsid="00277af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fo:font-size="12pt" fo:font-weight="normal" officeooo:rsid="00277afe" officeooo:paragraph-rsid="001ffad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fo:font-size="12pt" fo:font-weight="normal" officeooo:rsid="00286069" officeooo:paragraph-rsid="0028606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fo:font-size="12pt" fo:font-weight="normal" officeooo:rsid="002a428d" officeooo:paragraph-rsid="002a428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fo:font-size="12pt" fo:font-weight="normal" officeooo:rsid="002c7212" officeooo:paragraph-rsid="002c721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fo:font-size="12pt" fo:font-weight="normal" officeooo:rsid="0018aff9" officeooo:paragraph-rsid="0018aff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fo:font-size="12pt" fo:font-style="normal" fo:font-weight="bold" officeooo:rsid="002c7212" officeooo:paragraph-rsid="002c7212"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color="#000000" fo:font-size="12pt" fo:font-style="normal" fo:font-weight="bold" officeooo:rsid="002d4ec5" officeooo:paragraph-rsid="002d4ec5"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color="#000000" fo:font-size="12pt" fo:font-style="normal" style:text-underline-style="none" fo:font-weight="normal" officeooo:rsid="002c7212" officeooo:paragraph-rsid="002c7212"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fo:font-size="12pt" fo:font-style="normal" style:text-underline-style="none" fo:font-weight="normal" officeooo:rsid="002d4ec5" officeooo:paragraph-rsid="002d4ec5"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fo:font-size="12pt" fo:font-style="normal" style:text-underline-style="none" fo:font-weight="bold" officeooo:rsid="002d4ec5" officeooo:paragraph-rsid="002d4ec5"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color="#000000" fo:font-size="12pt" fo:font-style="normal" style:text-underline-style="solid" style:text-underline-type="double" style:text-underline-width="auto" style:text-underline-color="font-color" fo:font-weight="normal" officeooo:rsid="002c7212" officeooo:paragraph-rsid="002c721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fo:font-size="14pt" fo:font-weight="bold" officeooo:rsid="0018aff9" officeooo:paragraph-rsid="0018aff9"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fo:font-size="10pt" fo:font-weight="normal" officeooo:rsid="001cf84a" officeooo:paragraph-rsid="001cf84a"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fo:font-size="10pt" fo:font-weight="normal" officeooo:rsid="002a428d" officeooo:paragraph-rsid="002a428d"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6666ff" fo:font-size="13pt" fo:font-weight="normal" officeooo:rsid="0018aff9" officeooo:paragraph-rsid="0018aff9"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color="#996600" fo:font-size="12pt" fo:font-weight="normal" officeooo:rsid="0023aa55" officeooo:paragraph-rsid="0023aa55" style:font-size-asian="10.5pt" style:font-weight-asian="normal" style:font-size-complex="12pt" style:font-weight-complex="normal"/>
    </style:style>
    <style:style style:name="P41" style:family="paragraph" style:parent-style-name="Standard">
      <style:text-properties officeooo:paragraph-rsid="002f3f5e"/>
    </style:style>
    <style:style style:name="P42" style:family="paragraph" style:parent-style-name="Standard">
      <style:paragraph-properties fo:text-align="start" style:justify-single-word="false"/>
      <style:text-properties fo:color="#000000" fo:font-size="12pt" fo:font-weight="normal" officeooo:rsid="001cf84a" officeooo:paragraph-rsid="001cf84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fo:font-weight="normal" officeooo:rsid="0031b543" officeooo:paragraph-rsid="0031b54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font-weight="normal" officeooo:rsid="0031b543" officeooo:paragraph-rsid="0032d4e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officeooo:paragraph-rsid="0032d4ed"/>
    </style:style>
    <style:style style:name="P46" style:family="paragraph" style:parent-style-name="Heading_20_3">
      <style:paragraph-properties fo:text-align="start" style:justify-single-word="false"/>
      <style:text-properties fo:color="#000000" fo:font-size="14pt" fo:font-weight="bold" officeooo:rsid="001cf84a" officeooo:paragraph-rsid="001cf84a" style:font-size-asian="14pt" style:font-weight-asian="bold" style:font-size-complex="14pt" style:font-weight-complex="bold"/>
    </style:style>
    <style:style style:name="T1" style:family="text">
      <style:text-properties style:font-name="Droid Serif" fo:font-size="16pt" fo:font-weight="bold" officeooo:rsid="0010add5" style:font-size-asian="16pt" style:font-weight-asian="bold" style:font-size-complex="16pt" style:font-weight-complex="bold"/>
    </style:style>
    <style:style style:name="T2" style:family="text">
      <style:text-properties style:font-name="Droid Serif" fo:font-size="16pt" officeooo:rsid="0010add5" style:font-size-asian="16pt" style:font-size-complex="16pt"/>
    </style:style>
    <style:style style:name="T3" style:family="text">
      <style:text-properties style:font-name="Droid Serif" fo:font-size="16pt" officeooo:rsid="001e449d" style:font-size-asian="16pt" style:font-size-complex="16pt"/>
    </style:style>
    <style:style style:name="T4" style:family="text">
      <style:text-properties officeooo:rsid="0011a5ea"/>
    </style:style>
    <style:style style:name="T5" style:family="text">
      <style:text-properties officeooo:rsid="0012bbad"/>
    </style:style>
    <style:style style:name="T6" style:family="text">
      <style:text-properties fo:font-size="12pt" fo:font-weight="normal" officeooo:rsid="00155a65" style:font-size-asian="10.5pt" style:font-weight-asian="normal" style:font-size-complex="12pt" style:font-weight-complex="normal"/>
    </style:style>
    <style:style style:name="T7" style:family="text">
      <style:text-properties fo:font-size="12pt" fo:font-weight="normal" officeooo:rsid="0015d42a" style:font-size-asian="10.5pt" style:font-weight-asian="normal" style:font-size-complex="12pt" style:font-weight-complex="normal"/>
    </style:style>
    <style:style style:name="T8" style:family="text">
      <style:text-properties fo:font-size="12pt" style:font-size-asian="10.5pt" style:font-size-complex="12pt"/>
    </style:style>
    <style:style style:name="T9" style:family="text">
      <style:text-properties fo:font-size="12pt" officeooo:rsid="002b7d6d" style:font-size-asian="10.5pt" style:font-size-complex="12pt"/>
    </style:style>
    <style:style style:name="T10" style:family="text">
      <style:text-properties fo:font-weight="bold" style:font-weight-asian="bold" style:font-weight-complex="bold"/>
    </style:style>
    <style:style style:name="T11" style:family="text">
      <style:text-properties fo:color="#6666ff"/>
    </style:style>
    <style:style style:name="T12" style:family="text">
      <style:text-properties officeooo:rsid="001a2b8d"/>
    </style:style>
    <style:style style:name="T13" style:family="text">
      <style:text-properties officeooo:rsid="001a3b0b"/>
    </style:style>
    <style:style style:name="T14" style:family="text">
      <style:text-properties fo:font-style="italic" style:font-style-asian="italic" style:font-style-complex="italic"/>
    </style:style>
    <style:style style:name="T15" style:family="text">
      <style:text-properties fo:font-style="italic" officeooo:rsid="00277afe" style:font-style-asian="italic" style:font-style-complex="italic"/>
    </style:style>
    <style:style style:name="T16" style:family="text">
      <style:text-properties fo:font-style="italic" officeooo:rsid="002d7bee"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officeooo:rsid="00277afe" style:font-weight-asian="normal" style:font-weight-complex="normal"/>
    </style:style>
    <style:style style:name="T19" style:family="text">
      <style:text-properties officeooo:rsid="00257bf6"/>
    </style:style>
    <style:style style:name="T20" style:family="text">
      <style:text-properties officeooo:rsid="00277afe"/>
    </style:style>
    <style:style style:name="T21" style:family="text">
      <style:text-properties officeooo:rsid="002b5b06"/>
    </style:style>
    <style:style style:name="T22" style:family="text">
      <style:text-properties officeooo:rsid="002b7d6d"/>
    </style:style>
    <style:style style:name="T23" style:family="text">
      <style:text-properties fo:font-style="normal" style:font-style-asian="normal" style:font-style-complex="normal"/>
    </style:style>
    <style:style style:name="T24" style:family="text">
      <style:text-properties fo:color="#000000" fo:font-size="12pt" fo:font-style="normal" style:text-underline-style="none" fo:font-weight="normal" officeooo:rsid="002d7bee"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2f3f5e" style:font-size-asian="10.5pt" style:font-style-asian="normal" style:font-weight-asian="normal" style:font-size-complex="12pt" style:font-style-complex="normal" style:font-weight-complex="normal"/>
    </style:style>
    <style:style style:name="T26" style:family="text">
      <style:text-properties fo:color="#000000" fo:font-size="12pt" fo:font-weight="normal" officeooo:rsid="0031b543" style:font-size-asian="10.5pt" style:font-weight-asian="normal" style:font-size-complex="12pt" style:font-weight-complex="normal"/>
    </style:style>
    <style:style style:name="T27" style:family="text">
      <style:text-properties fo:color="#000000" fo:font-size="12pt" fo:font-weight="normal" officeooo:rsid="0032d4ed" style:font-size-asian="10.5pt" style:font-weight-asian="normal" style:font-size-complex="12pt" style:font-weight-complex="normal"/>
    </style:style>
    <style:style style:name="T28" style:family="text">
      <style:text-properties officeooo:rsid="002d7bee"/>
    </style:style>
    <style:style style:name="T29" style:family="text">
      <style:text-properties officeooo:rsid="003087fb"/>
    </style:style>
    <style:style style:name="T30" style:family="text">
      <style:text-properties officeooo:rsid="0032d4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KIMI</text:span><text:span text:style-name="T2"> FRAMEWORK </text:span><text:span text:style-name="T3">v.1</text:span></text:p>
      <text:p text:style-name="P3"/>
      <text:p text:style-name="P4">Introduzione</text:p>
      <text:p text:style-name="P1">Dopo anni di sviluppo con CORONA SDK <text:span text:style-name="T4">di Corona Labs</text:span>, mi sono reso conto che la potenza di questo framework è a dir poco sconcertante, <text:span text:style-name="T5">dalle animazioni ai componenti nativi, dalla velocità alla leggerezza, dalla responsività grafica alla compatibilità tra dispositivi, per non parlare dell'estendibilità e dei rilasci giornalieri che rendono ogni giorno migliori le prestazioni. Insomma un prodotto da provare e da conoscere per </text:span>realizzare <text:span text:style-name="T4">app mobile “native” funzionali e di impatto!</text:span></text:p>
      <text:p text:style-name="P7">Realizzare APP è diventato per i piccoli e medi imprenditori del settore web &amp; media comunications un business da non lasciarsi scappare. Molte aziende, soprattutto in Italia non sono nemmeno a conoscenza di questo “programma” e se lo conoscono sono stati probabilmente influenzati dalle scelte commerciali che la Corona Labs ha fatto inizialmente nella promozione del proprio progetto. Nato e promosso come un motore grafico per la realizzazione di Games e piccole applicazioni divertenti, nel tempo Corona SDK è cambiato profondamente, mettendo in risalto potenzialità inaspettate. Corona per il 2016 ha deciso di alzare ulteriormente il livello ed ha reso possibile il “BUILD” ( il rilascio dei progetti ) anche per OS X e prossimamente per Windows. Insomma a mio personalissimo parere è un prodotto da non ignorare assolutamente! </text:p>
      <text:p text:style-name="P1"/>
      <text:p text:style-name="P5">Perchè un framework?</text:p>
      <text:p text:style-name="P8"><text:span text:style-name="T6">Tutti coloro che hanno avuto a che fare con corona sdk avranno certamente notato la mole di informazioni necessarie per descrivere oggetti grafici, metodi e quant'altro, quando un progetto inizia ad essere mediamente impegnativo è molto facile fare confusione estendendo in maniera esponenziale i tempi di sviluppo. Per quanto il programmatore si sforzi di essere ordinato e preciso arriverà ad un punto in cui il progetto sarà difficoltoso da inquadrare ed estendere di nuove funzionalità. </text:span><text:span text:style-name="T7">Ispirandomi al pattern architetturale MVC ( model – view - controller ) utilizzato e ritenuto uno dei pattern più semplici per la gestione e manutenibilità dei progetti, ho deciso di realizzare KIMI. KIMI non è nient'altro che un framework MVC che potrà trasformare le vostre esperienze di sviluppo sulla piattaforma CORONA SDK, una linea guida che vi permetterà di mantenere il più possibile distaccate le funzionalità grafiche di interfaccia da quelle utili al recupero e alla manipolazione dei dati, gestendo in concreto Views, Controllers e Models.</text:span></text:p>
      <text:p text:style-name="P10"/>
      <text:p text:style-name="P2"/>
      <text:p text:style-name="P6">Getting Started</text:p>
      <text:p text:style-name="P9">Iniziamo con l'analizzare il file system, un progetto <text:span text:style-name="T22">CORONA</text:span> SDK a parte la miriade di “.png” icone e sfondi, realizza 3 file: conf.lua, main.lua, build.settings. </text:p>
      <text:p text:style-name="P9"/>
      <text:p text:style-name="P11">Configurazione file conf.lua:</text:p>
      <text:p text:style-name="P9">Per lavorare con KIMI avrete la necessità di impostare le seguenti proprietà all'inerno dell'oggetto content:</text:p>
      <text:p text:style-name="P11"/>
      <text:p text:style-name="P9"><text:span text:style-name="T10">scale</text:span> <text:s/>= "<text:span text:style-name="T10">zoomEven</text:span>"</text:p>
      <text:p text:style-name="P9"><text:span text:style-name="T10">xAlign</text:span> = "<text:span text:style-name="T10">left</text:span>"</text:p>
      <text:p text:style-name="P9"><text:span text:style-name="T10">yAlign</text:span> = "<text:span text:style-name="T10">top</text:span>"</text:p>
      <text:p text:style-name="P12"/>
      <text:p text:style-name="P13">Con queste impostazioni il motore di <text:span text:style-name="T9">CORONA</text:span><text:span text:style-name="T8"> SDK</text:span>, scalerà in automatico lo stage in base alla dimensione del dispositivo rendendo così ottimale la visualizzazione su ogni dispositivo. L'angolo superiore a sinistra sarà con queste parametrizzazione sempre <text:span text:style-name="T12">la posizione x=0, y=0. </text:span>Per u<text:span text:style-name="T12">lteriori</text:span> chiarimenti e completezza delle informazioni vi consiglio di leggere questa sezione della documentazione di corona sdk: <text:a xlink:type="simple" xlink:href="https://docs.coronalabs.com/daily/guide/basics/configSettings/index.html" text:style-name="Internet_20_link" text:visited-style-name="Visited_20_Internet_20_Link"><text:span text:style-name="T11">https://docs.coronalabs.com/daily/guide/basics/configSettings/index.html</text:span></text:a></text:p>
      <text:p text:style-name="P39"/>
      <text:p text:style-name="P14"><text:soft-page-break/>Configurazione file main.lua:</text:p>
      <text:p text:style-name="P20">Il file main.lua è la porta di ingresso di ogni appli<text:span text:style-name="T12">c</text:span>azione corona sdk. Da questo file partiranno tutte le logiche della vostra app. Utilizzando KIMI, basterà richiamare in questo file il suo loader ed il gioco è fatto! Scaricate da <text:a xlink:type="simple" xlink:href="http://www.kimi-mvc.com/" text:style-name="Internet_20_link" text:visited-style-name="Visited_20_Internet_20_Link">http://www.kimi-mvc.com</text:a> il pacchetto kimi e copiate la cartella <text:span text:style-name="T10">mvc</text:span> all'interno della root del vostro progetto corona sdk e inserite all'inerno del file main.lua la seguente stringa: <text:span text:style-name="T10">require "mvc.loader"</text:span></text:p>
      <text:p text:style-name="P14"/>
      <text:p text:style-name="P36">Hello Wor<text:span text:style-name="T21">l</text:span>d</text:p>
      <text:p text:style-name="P29">Copiata la directory mvc <text:s/>nel vostro progetto potrete lanciare l'applicativo per vedere <text:span text:style-name="T13">la pagina “Hello World”</text:span> di esempio. Ma come ragione KIMI? E' veramente molto semplice sviluppare con KIMI, di seguito un piccolo schema vi farà capire immediatamente il flusso dell'esecuzione sul dispositivo.</text:p>
      <text:p text:style-name="P29"/>
      <text:p text:style-name="P37"># QUI SCHEMA 1</text:p>
      <text:p text:style-name="P37"># Rappresentazione flusso </text:p>
      <text:p text:style-name="P37"/>
      <text:h text:style-name="P46" text:outline-level="3">Disposizione File &amp; Cartelle</text:h>
      <text:p text:style-name="P21">Kimi si divide in 2 parti sostanziali: Config &amp; Application. La prima è relativa a tutte le impostazioni da preconfigurare per la realizzazione della vostra app, dal controller principale, alle animazioni predefinite nel cambio di view. Application invece conterrà tutta la struttura grafica, tutte le logiche di visualizzazione e di estrazione dati. <text:span text:style-name="T29">Nella directory core vi è la classe principale di KIMI che gestisce le interazioni tra Controllers Models e Views secondo le regole e le configurazioni dei file presenti in config. Di seguito un piccolo schema relativo al file system di KIMI MVC:{{FILESYSTEM}}</text:span></text:p>
      <text:p text:style-name="P21"/>
      <text:p text:style-name="P43">Application</text:p>
      <text:p text:style-name="P44">All'interno di application, potrete creare ed inserire: views, controllers, models, e librerie. Ogni file che verrà ospitato da una delle sottocartelle di application dovrà contenere obbligatoriamente una classe strutturata nel modo corretto ( Vedi: Models, Views, Controllers, Librerie ) ed opzionalmente potrà contenere tutti i metodi e variabili utili alla realizzazione della vostra applicazione. La cartella Libraries, contiene una sottocartella di sistema “System” con le librerie nativamente incluse in KIMI MVC. Per quanto riguarda Controllers, Models e Libraries sarà necessario tenere a mente 2 cose ben precise: </text:p>
      <text:p text:style-name="P44"><text:span text:style-name="T30">{{**}}</text:span>Il nome del file “.lua” di queste classi dovrà essere univoco all'inerno del progetto<text:span text:style-name="T30">{{*}}</text:span></text:p>
      <text:p text:style-name="P45"><text:span text:style-name="T27">{{**}}Il nome della classe dovrà essere inserito nell'apposito spazio all'interno del file mvc/</text:span>config/<text:span text:style-name="T30">autoload.lua</text:span><text:span text:style-name="T27"> {{*}}</text:span></text:p>
      <text:p text:style-name="P21"/>
      <text:p text:style-name="P21"><text:span text:style-name="T10">Config</text:span>:</text:p>
      <text:p text:style-name="P21"/>
      <text:p text:style-name="P15"><text:span text:style-name="T20">1. </text:span>animation.lua</text:p>
      <text:p text:style-name="P22">Nel file animations vengono “disegnate” le animazioni relative al cambio di views della vostra app; le animazioni possono essere implementate ed assegnate ad uno specifico indice dell'oggetto ( <text:span text:style-name="T14">indice alfanumerico</text:span> ) in modo da essere utilizzate nel progetto.</text:p>
      <text:p text:style-name="P22"/>
      <text:p text:style-name="P16"><text:span text:style-name="T20">1.1 </text:span>Parametri generali dell'oggetto Animations</text:p>
      <text:p text:style-name="P16"/>
      <text:p text:style-name="P16">HideTime = <text:span text:style-name="T17">NUMBER ( millisecondi, default 0 )</text:span></text:p>
      <text:p text:style-name="P23">Tempo di default, necessario all'esecuzione del metodo Hide() della vista ( O<text:span text:style-name="T14">ldView </text:span>). </text:p>
      <text:p text:style-name="P40">*info: “Quando viene eseguita una transazione da una vista ad un altra potrebbe essere necessario ritardare l'uscita della vista corrente prima di <text:span text:style-name="T19">renderizzare quella nuova, questo parametro può essere imputato all'interno di ogni singola vista inserendo il parametro View:HideTime = xx. Se il parametro non è imputato in vista l'HideTime per l'animazione sarà Animations.HideTime</text:span>“</text:p>
      <text:p text:style-name="P40"><text:soft-page-break/></text:p>
      <text:p text:style-name="P17"><text:span text:style-name="T20">Trans</text:span>Time = <text:span text:style-name="T17">NUMBER ( millisecondi, default </text:span><text:span text:style-name="T18">600</text:span><text:span text:style-name="T17"> )</text:span></text:p>
      <text:p text:style-name="P24"><text:span text:style-name="T17">Tempo di default, </text:span><text:span text:style-name="T20">utilizzato per gestire il tempo di esecuzione delle animazioni (</text:span><text:span text:style-name="T15">time</text:span><text:span text:style-name="T20">)</text:span><text:span text:style-name="T17">. </text:span></text:p>
      <text:p text:style-name="P22"/>
      <text:p text:style-name="P22">Nativamente il framework rende disponibili 5 tipologie diverse di animazione: <text:span text:style-name="T10">BASE</text:span>, <text:span text:style-name="T10">SLIDE_LEFT</text:span>, <text:span text:style-name="T10">SLIDE_RIGHT</text:span>, <text:span text:style-name="T10">SLIDE_TOP</text:span>, <text:span text:style-name="T10">SLIDE_BOTTOM</text:span>. </text:p>
      <text:p text:style-name="P25"/>
      <text:p text:style-name="P18">1.2 Creare animazioni personalizzate</text:p>
      <text:p text:style-name="P26">Per creare una nuova animazione è necessario capire esattamente il ruolo dell'oggetto Animations in KIMI. All'oggetto Animations vengono delegati 4 compiti fondamentali:</text:p>
      <text:p text:style-name="P26"/>
      <text:p text:style-name="P26">1. Avviare la fase di <text:span text:style-name="T10">Hide() </text:span>della <text:span text:style-name="T10">scena corrente</text:span></text:p>
      <text:p text:style-name="P26">2. Spostare fisicamente la <text:span text:style-name="T10">nuova scena</text:span> nella corretta posizione sullo schermo</text:p>
      <text:p text:style-name="P26">3. Eliminare la <text:span text:style-name="T10">scena corrente</text:span> se necessario</text:p>
      <text:p text:style-name="P26">4. Avviare la fase di <text:span text:style-name="T10">Show()</text:span> della <text:span text:style-name="T10">nuova scena</text:span></text:p>
      <text:p text:style-name="P27">Tenendo in considerazione questi 4 punti andiamo ad analizzare l'animazione KIMI SLIDE_LEFT:</text:p>
      <text:p text:style-name="P27"/>
      <text:p text:style-name="P38">dal file Animations.lua</text:p>
      <text:p text:style-name="P38"/>
      <text:p text:style-name="P38">Animations["SLIDE_LEFT"] = function ( NewView, OldView, delete ) </text:p>
      <text:p text:style-name="P38"><text:tab/></text:p>
      <text:p text:style-name="P38"><text:tab/>local time = Animations.getHideTime( OldView )</text:p>
      <text:p text:style-name="P38"><text:tab/><text:tab/></text:p>
      <text:p text:style-name="P38"><text:tab/>NewView.group.x = W</text:p>
      <text:p text:style-name="P38"><text:tab/>NewView.group.y = 0</text:p>
      <text:p text:style-name="P38"><text:tab/><text:tab/></text:p>
      <text:p text:style-name="P38"><text:tab/>OldView.view:Hide()</text:p>
      <text:p text:style-name="P38"><text:tab/><text:tab/><text:tab/><text:tab/></text:p>
      <text:p text:style-name="P38"><text:tab/>timer.performWithDelay( time, function() </text:p>
      <text:p text:style-name="P38"><text:tab/><text:tab/></text:p>
      <text:p text:style-name="P38"><text:tab/><text:tab/>transition.to( OldView.group, { time=Animations.TransTime, x=-W, transition=easing.inOutExpo })</text:p>
      <text:p text:style-name="P38"/>
      <text:p text:style-name="P38"><text:tab/><text:tab/>transition.to( NewView.group, { time=Animations.TransTime, x=0, transition=easing.inOutExpo, <text:tab/><text:tab/><text:tab/></text:p>
      <text:p text:style-name="P38"><text:tab/><text:tab/><text:tab/>onComplete=function()</text:p>
      <text:p text:style-name="P38"><text:tab/><text:tab/><text:tab/></text:p>
      <text:p text:style-name="P38"><text:tab/><text:tab/><text:tab/><text:tab/>if delete == true then</text:p>
      <text:p text:style-name="P38"><text:tab/><text:tab/><text:tab/><text:tab/></text:p>
      <text:p text:style-name="P38"><text:tab/><text:tab/><text:tab/><text:tab/><text:tab/>mvc:delete_view(OldView)</text:p>
      <text:p text:style-name="P38"><text:tab/><text:tab/><text:tab/><text:tab/>end</text:p>
      <text:p text:style-name="P38"><text:tab/><text:tab/><text:tab/><text:tab/></text:p>
      <text:p text:style-name="P38"><text:tab/><text:tab/><text:tab/><text:tab/>NewView.view:Show()</text:p>
      <text:p text:style-name="P38"><text:tab/><text:tab/><text:tab/></text:p>
      <text:p text:style-name="P38"><text:tab/><text:tab/><text:tab/>end</text:p>
      <text:p text:style-name="P38"><text:tab/><text:tab/>})</text:p>
      <text:p text:style-name="P38"><text:tab/><text:tab/></text:p>
      <text:p text:style-name="P38"><text:tab/><text:tab/>end, 1)<text:tab/><text:tab/></text:p>
      <text:p text:style-name="P38">end</text:p>
      <text:p text:style-name="P22"/>
      <text:p text:style-name="P15"><text:span text:style-name="T20">2. </text:span>autoload.lua</text:p>
      <text:p text:style-name="P15">./constants.lua</text:p>
      <text:p text:style-name="P15">./roots.lua</text:p>
      <text:p text:style-name="P15"/>
      <text:p text:style-name="P15"/>
      <text:p text:style-name="P15"/>
      <text:p text:style-name="P19">Views</text:p>
      <text:p text:style-name="P28">Le views rappresentano l'interfaccia grafica, la User Interface ( <text:span text:style-name="T14">UI ) </text:span><text:span text:style-name="T23">con cui gli utenti avranno a che </text:span><text:soft-page-break/><text:span text:style-name="T23">fare, il compito della view sarà quello di “stampare” ed organizzare i dati per rendere fruibile il contenuto. Eventi, Timer, Transizioni, immagini, gruppi, shapes, widget <text:s/>etutti gli elementi che comprendono la struttura di interazione saranno compresi nella view.</text:span></text:p>
      <text:p text:style-name="P30"/>
      <text:p text:style-name="P31">Struttura</text:p>
      <text:p text:style-name="P32">La struttura della classe view è la seguente:{{CODE|3}}</text:p>
      <text:p text:style-name="P33">Ogni volta che sarà necessario implementare una nuova vista, sarà sufficiente creare un file nome_vista.lua e salvarlo all'interno del percorso ../mvc/application/views. Il file vista che andrete a creare dovrà avere la struttura indicata sopra per poter funzionare correttamente. Le viste in KIMI sono soggette a 4 fasi distinte, riassunte nei metodi obbligatori: Create, Show, Hide, Delete dettagliate nei punti successivi.</text:p>
      <text:p text:style-name="P33"/>
      <text:p text:style-name="P34">Metodo Create</text:p>
      <text:p text:style-name="P33">Il metodo create viene eseguito quando un controller richiede il caricamento di una vista, questo metodo sarà dunque il contenitore di tutti gli elementi strutturali della nostra view. Con elementi strutturali si intendono tutti gli oggetti generati dalle funzioni 'display' rese disponibili da Corona SDK, i widget e i campi di input in breve: tutta la struttura grafica della vista in questione. Per rendere accessibili gli elemeti è consigliabile referenziarli all'inerno della variabile <text:span text:style-name="T28">self</text:span> <text:span text:style-name="T28">( </text:span><text:span text:style-name="T16">ovvero la vista stessa </text:span><text:span text:style-name="T28">) ed è obbligatorio inserirli nel gruppo self.gruppo per visualizzarli correttamente nel momento in cui verrà mostrata la vista. Di seguito l'inserimento in vista di una label di testo</text:span>:{{CODE|4}}</text:p>
      <text:p text:style-name="P33"/>
      <text:p text:style-name="P41"><text:span text:style-name="T24">function View:Create()[c]self.gruppo = display.newGroup()[c][c]-- </text:span><text:span text:style-name="T25">CREO UNA LABEL DI TESTO</text:span><text:span text:style-name="T24">[c]self.label = display.newText({[c]width <text:s/>= W,[c]x = W*0.5,[c]y = H*0.5,[c]text = self.data.label,[c]align = "center",[c]fontSize = 20[c]})[c][c]-- </text:span><text:span text:style-name="T25">INSERISCO LA LABEL DI TESTO APPENA CREATA NEL GRUPPO</text:span><text:span text:style-name="T24">[c]</text:span><text:span text:style-name="T25">self.gruppo:insert(self.label)</text:span><text:span text:style-name="T24">[c]return self.gruppo[c]end</text:span></text:p>
      <text:p text:style-name="P33"/>
      <text:p text:style-name="P33">https://docs.coronalabs.com/api/library/display/index.html</text:p>
      <text:p text:style-name="P34"/>
      <text:p text:style-name="P33"/>
      <text:p text:style-name="P33"/>
      <text:p text:style-name="P33"/>
      <text:p text:style-name="P32"/>
      <text:p text:style-name="P32"/>
      <text:p text:style-name="P32"/>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40:50.071988472</meta:creation-date>
    <dc:date>2016-01-22T17:02:57.724860885</dc:date>
    <meta:editing-duration>PT8H6M11S</meta:editing-duration>
    <meta:editing-cycles>30</meta:editing-cycles>
    <meta:generator>LibreOffice/5.0.2.2$Linux_x86 LibreOffice_project/00m0$Build-2</meta:generator>
    <meta:document-statistic meta:table-count="0" meta:image-count="0" meta:object-count="0" meta:page-count="4" meta:paragraph-count="83" meta:word-count="1378" meta:character-count="9816" meta:non-whitespace-character-count="8428"/>
  </office:meta>
</office:document-meta>
</file>